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F000001163F1F692040D9623F.png" manifest:media-type="image/png"/>
  <manifest:file-entry manifest:full-path="Pictures/10000000000003C8000000E041A2F7599811A0C6.png" manifest:media-type="image/png"/>
  <manifest:file-entry manifest:full-path="Pictures/10000000000003C9000000E8BAB157A74C83A75D.png" manifest:media-type="image/png"/>
  <manifest:file-entry manifest:full-path="Pictures/10000000000003C0000001C3EC1EE83721C747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a1bb" officeooo:paragraph-rsid="001da1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5</text:p>
      <text:p text:style-name="P1"><draw:frame draw:style-name="fr1" draw:name="Figura5" text:anchor-type="paragraph" svg:width="17cm" svg:height="3.933cm" draw:z-index="0"><draw:image xlink:href="Pictures/10000000000003C8000000E041A2F7599811A0C6.png" xlink:type="simple" xlink:show="embed" xlink:actuate="onLoad"/></draw:frame></text:p>
      <text:p text:style-name="P1"><draw:frame draw:style-name="fr1" draw:name="Figura6" text:anchor-type="paragraph" svg:width="17cm" svg:height="7.985cm" draw:z-index="1"><draw:image xlink:href="Pictures/10000000000003C0000001C3EC1EE83721C747BA.png" xlink:type="simple" xlink:show="embed" xlink:actuate="onLoad"/></draw:frame></text:p>
      <text:p text:style-name="P1"><draw:frame draw:style-name="fr1" draw:name="Figura7" text:anchor-type="paragraph" svg:width="17cm" svg:height="4.069cm" draw:z-index="2"><draw:image xlink:href="Pictures/10000000000003C9000000E8BAB157A74C83A75D.png" xlink:type="simple" xlink:show="embed" xlink:actuate="onLoad"/></draw:frame></text:p>
      <text:p text:style-name="P1"><draw:frame draw:style-name="fr1" draw:name="Figura8" text:anchor-type="paragraph" svg:width="17cm" svg:height="4.847cm" draw:z-index="3"><draw:image xlink:href="Pictures/10000000000003CF000001163F1F692040D9623F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8:43:42.273000000</meta:creation-date>
    <dc:date>2018-04-04T08:48:18.014000000</dc:date>
    <meta:editing-duration>PT4M34S</meta:editing-duration>
    <meta:editing-cycles>3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1" meta:word-count="1" meta:character-count="2" meta:non-whitespace-character-count="2"/>
  </office:meta>
</office:document-meta>
</file>